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595" officeooo:paragraph-rsid="0010b595"/>
    </style:style>
    <style:style style:name="P2" style:family="paragraph" style:parent-style-name="Standard">
      <style:text-properties officeooo:rsid="0012aa03" officeooo:paragraph-rsid="0012aa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 test</text:p>
      <text:p text:style-name="P2">texte libre</text:p>
      <text:p text:style-name="P2">encore texte libre</text:p>
      <text:p text:style-name="Text_20_body">Un paragraphe</text:p>
      <text:p text:style-name="Text_20_body">Et un deuxième paragraph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12:25:49.055261675</meta:creation-date>
    <meta:editing-cycles>0</meta:editing-cycles>
    <meta:editing-duration>P0D</meta:editing-duration>
    <meta:keyword>mot</meta:keyword>
    <meta:keyword>clé</meta:keyword>
    <dc:subject>Sujet</dc:subject>
    <dc:title>Titre</dc:title>
    <meta:generator>LibreOffice/6.4.7.2$Linux_X86_64 LibreOffice_project/40$Build-2</meta:generator>
    <meta:document-statistic meta:table-count="0" meta:image-count="0" meta:object-count="0" meta:page-count="1" meta:paragraph-count="5" meta:word-count="13" meta:character-count="80" meta:non-whitespace-character-count="72"/>
  </office:meta>
</office:document-meta>
</file>